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fo:text-align="center" style:justify-single-word="false"/>
      <style:text-properties fo:font-weight="bold" officeooo:rsid="00002c34" officeooo:paragraph-rsid="00002c34" style:font-weight-asian="bold" style:font-weight-complex="bold"/>
    </style:style>
    <style:style style:name="P2" style:family="paragraph" style:parent-style-name="Standard">
      <style:paragraph-properties fo:text-align="start" style:justify-single-word="false"/>
      <style:text-properties fo:font-weight="normal" officeooo:rsid="00002c34" officeooo:paragraph-rsid="00002c34" style:font-weight-asian="normal" style:font-weight-complex="normal"/>
    </style:style>
    <style:style style:name="P3" style:family="paragraph" style:parent-style-name="Standard">
      <style:paragraph-properties fo:text-align="justify" style:justify-single-word="false"/>
      <style:text-properties fo:font-weight="normal" officeooo:rsid="00002c34" officeooo:paragraph-rsid="001d1af3" style:font-weight-asian="normal" style:font-weight-complex="normal"/>
    </style:style>
    <style:style style:name="P4" style:family="paragraph" style:parent-style-name="Standard">
      <style:paragraph-properties fo:text-align="justify" style:justify-single-word="false"/>
      <style:text-properties fo:font-weight="normal" officeooo:rsid="00002c34" officeooo:paragraph-rsid="0015d2fb" style:font-weight-asian="normal" style:font-weight-complex="normal"/>
    </style:style>
    <style:style style:name="P5" style:family="paragraph" style:parent-style-name="Standard">
      <style:paragraph-properties fo:text-align="justify" style:justify-single-word="false"/>
      <style:text-properties fo:font-weight="normal" officeooo:rsid="00002c34" officeooo:paragraph-rsid="000af0c0" style:font-weight-asian="normal" style:font-weight-complex="normal"/>
    </style:style>
    <style:style style:name="P6" style:family="paragraph" style:parent-style-name="Standard">
      <style:paragraph-properties fo:text-align="justify" style:justify-single-word="false"/>
      <style:text-properties fo:font-weight="normal" officeooo:rsid="000141b4" officeooo:paragraph-rsid="000484c0" style:font-weight-asian="normal" style:font-weight-complex="normal"/>
    </style:style>
    <style:style style:name="P7" style:family="paragraph" style:parent-style-name="Standard">
      <style:paragraph-properties fo:text-align="justify" style:justify-single-word="false"/>
      <style:text-properties fo:font-weight="normal" officeooo:rsid="000141b4" officeooo:paragraph-rsid="001d1af3" style:font-weight-asian="normal" style:font-weight-complex="normal"/>
    </style:style>
    <style:style style:name="T1" style:family="text">
      <style:text-properties officeooo:rsid="000141b4"/>
    </style:style>
    <style:style style:name="T2" style:family="text">
      <style:text-properties officeooo:rsid="000631cc"/>
    </style:style>
    <style:style style:name="T3" style:family="text">
      <style:text-properties officeooo:rsid="000af0c0"/>
    </style:style>
    <style:style style:name="T4" style:family="text">
      <style:text-properties officeooo:rsid="000d42d7"/>
    </style:style>
    <style:style style:name="T5" style:family="text">
      <style:text-properties officeooo:rsid="000e5eb1"/>
    </style:style>
    <style:style style:name="T6" style:family="text">
      <style:text-properties officeooo:rsid="0011ce86"/>
    </style:style>
    <style:style style:name="T7" style:family="text">
      <style:text-properties officeooo:rsid="001365ab"/>
    </style:style>
    <style:style style:name="T8" style:family="text">
      <style:text-properties officeooo:rsid="0014685a"/>
    </style:style>
    <style:style style:name="T9" style:family="text">
      <style:text-properties officeooo:rsid="001c188c"/>
    </style:style>
    <style:style style:name="T10" style:family="text">
      <style:text-properties officeooo:rsid="001d1af3"/>
    </style:style>
    <style:style style:name="T11" style:family="text">
      <style:text-properties officeooo:rsid="001d9cc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utobiography</text:p>
      <text:p text:style-name="P2">Personal <text:span text:style-name="T10">Information</text:span>:</text:p>
      <text:p text:style-name="P2"><text:tab/>Name: Kadyr</text:p>
      <text:p text:style-name="P2"><text:tab/>Surname: Momunaliev</text:p>
      <text:p text:style-name="P2"><text:tab/>Date of birth: 06/08/1985</text:p>
      <text:p text:style-name="P2"><text:tab/>Sex: male</text:p>
      <text:p text:style-name="P2"><text:tab/>Citizenship: Kyrgyz Republic</text:p>
      <text:p text:style-name="P2"><text:tab/>Nationality: Kyrgyz</text:p>
      <text:p text:style-name="P2"/>
      <text:p text:style-name="P2"/>
      <text:p text:style-name="P3"><text:tab/><text:span text:style-name="T10">1985:</text:span> was born in the former Soviet Socialist Kyrgyz Republic. <text:span text:style-name="T11">In 1991 it</text:span> was renamed to Kyrgyz Republic or simply Kyrgyzstan. </text:p>
      <text:p text:style-name="P3"><text:span text:style-name="T6"><text:tab/>1988-1997: obtained </text:span>primary education <text:span text:style-name="T7">partially in </text:span>kindergarten (reading, counting) <text:span text:style-name="T6">and partially in the first 5 years of Novopavlovka’s Secondary School #2</text:span>. <text:span text:style-name="T1">The language of education was Russian, whilst Kyrgyz as a mother tongue was mainly used in the family. <text:tab/></text:span></text:p>
      <text:p text:style-name="P6"><text:tab/>2003: passed the Common Republic<text:span text:style-name="T11">al</text:span> Examination with a score letting to be enrolled in<text:span text:style-name="T10">to</text:span> Kyrgyzstan-Turkey Manas University <text:span text:style-name="T10">with preference to study </text:span>computer engineering. </text:p>
      <text:p text:style-name="P7"><text:tab/><text:span text:style-name="T10">2003-2008: </text:span>Turkish, <text:span text:style-name="T10">Intermediate English,</text:span> <text:span text:style-name="T7">literate</text:span> Kyrgyz, programming languages,<text:span text:style-name="T8"> and other computer engineering subjects were learned</text:span>. <text:span text:style-name="T10">Bachelor thesis was concerned with development of a </text:span>Turkish-Kyrgyz machine translation system. </text:p>
      <text:p text:style-name="P4"><text:tab/><text:span text:style-name="T2">2010: started career in academic community being enrolled in the master program at the same university’s Natural Sciences Graduate School, and employed as a research associate. Research on creation of dictionary and encyclopedia databases for StarDict open source dictionary shell was conducted. Databases of Kyrgyz-Turkish (and vice versa) dictionaries (total 16 000 entires) as well as Kyrgyz Encyclopedia of Computer&amp;Internet (700 entries) were created. XML markup for both dictionary and encyclopedia data annotations was used. </text:span></text:p>
      <text:p text:style-name="P3"><text:tab/><text:span text:style-name="T3">2010: graduation from Graduate School of Natural Sciences, and continuation of work at the university creating digital versions/editions of Kyrgyz disciplinary encyclopedias. </text:span></text:p>
      <text:p text:style-name="P3"><text:span text:style-name="T3"><text:tab/>2014: with the help of a group of undergraduate students, faculty dean and Kyrgyz Encyclopedia chief editor 14 disciplinary encyclopedias, all in all 15 000 terms were automatically annotated. The data of the project was shared with other projects in field of education, such as Kyrgyz Wikipedia and others. Participated in the international conference on ICT promotion in Asia, ICTPA2014, where published materials of the work. Together with the faculty dean and the Kyrgyz Encyclopedia chief editor registered the database in the national patent agency.</text:span></text:p>
      <text:p text:style-name="P3"><text:tab/><text:span text:style-name="T4">2015: applied for a candidate program (stage in soviet style education system lasting for 3-4 years) of the Kyrgyz Technical State University, proposing a work on automatic annotation methods for Kyrgyz lexicographic texts. </text:span></text:p>
      <text:p text:style-name="P3"><text:span text:style-name="T4"><text:tab/>2015-2016: researched annotation/encoding techniques of Camp’s dictionary(TextGrid: Sneikel, Seipel). Sketched new approach for Turkish-Kyrgyz dictionary by G. Jumakunova (50 000 entries) based on markup transformations. Participated in the regional conference of Turkic languages processing, TurkLang2016, where published the main idea of the work. </text:span></text:p>
      <text:p text:style-name="P5"/>
      <text:p text:style-name="P5"/>
      <text:p text:style-name="P7"><text:span text:style-name="T10">Family Information: </text:span>My farther <text:span text:style-name="T7">is</text:span> a teacher of physics, and mother <text:span text:style-name="T9">is </text:span>a doctor, therapist. I have two siblings, elder brother and younger sis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4T18:55:42.726442709</meta:creation-date>
    <dc:date>2017-05-22T19:55:17.183130392</dc:date>
    <meta:editing-duration>PT2H10M41S</meta:editing-duration>
    <meta:editing-cycles>16</meta:editing-cycles>
    <meta:generator>LibreOffice/5.2.3.3$Linux_x86 LibreOffice_project/d54a8868f08a7b39642414cf2c8ef2f228f780cf</meta:generator>
    <meta:document-statistic meta:table-count="0" meta:image-count="0" meta:object-count="0" meta:page-count="1" meta:paragraph-count="18" meta:word-count="410" meta:character-count="2931" meta:non-whitespace-character-count="2515"/>
  </office:meta>
</office:document-meta>
</file>